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0"><draw:image xlink:href="../../odt/images/0086.png" xlink:type="simple" xlink:show="embed" xlink:actuate="onLoad"/></draw:frame></text:p>
          </table:table-cell>
          <table:table-cell table:style-name="Table1.B1" office:value-type="string">
            <text:h text:style-name="P4" text:outline-level="1">Ключ-4(<text:span text:style-name="T1">t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19cm" draw:z-index="0"><draw:image xlink:href="../../odt/images/008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6"><draw:frame draw:style-name="fr3" draw:name="Объект1" text:anchor-type="as-char" svg:width="5.971cm" svg:height="1.39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3">где</text:span><text:span text:style-name="T3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вектор </text:span><text:span text:style-name="T5">входных </text:span><text:span text:style-name="T3">сигналов;</text:span></text:p>
            <text:p text:style-name="P5"><text:span text:style-name="T3"><draw:frame draw:style-name="fr3" draw:name="Объект3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ектор </text:span><text:span text:style-name="T5">выходных сигналов</text:span><text:span text:style-name="T3">;</text:span></text:p>
            <text:p text:style-name="P5"><text:span text:style-name="T3"><draw:frame draw:style-name="fr3" draw:name="Объект10" text:anchor-type="as-char" svg:width="0.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вектор </text:span><text:span text:style-name="T5">времен «замыкания» соответствующих входов и выходов</text:span><text:span text:style-name="T3">;</text:span></text:p>
            <text:p text:style-name="P5"><text:span text:style-name="T3"><draw:frame draw:style-name="fr3" draw:name="Объект11" text:anchor-type="as-char" svg:width="0.709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вектор выходных сигналов</text:span><text:span text:style-name="T5"> блока при временах, меньших</text:span><text:span text:style-name="T5"><draw:frame draw:style-name="fr3" draw:name="Объект5" text:anchor-type="as-char" svg:width="0.7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.</text:span></text:p>
            <text:p text:style-name="P5"><text:span text:style-name="T2">Свойства</text:span>:</text:p>
            <text:list xml:id="list4794602231768028996" text:style-name="L1">
              <text:list-item>
                <text:p text:style-name="P8"><text:span text:style-name="T6">Уставка по времени </text:span><text:span text:style-name="T7">–</text:span><text:span text:style-name="T6"> вектор</text:span><text:span text:style-name="T6"><draw:frame draw:style-name="fr3" draw:name="Object4" text:anchor-type="as-char" svg:width="0.7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8"><text:span text:style-name="T5">Подпороговое значение на выходе – вектор</text:span><text:span text:style-name="T5"><draw:frame draw:style-name="fr3" draw:name="Объект4" text:anchor-type="as-char" svg:width="0.709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        </text:list-item>
            </text:list>
            <text:p text:style-name="Text_20_body"><text:span text:style-name="T2">Примечания</text:span>:</text:p>
            <text:list xml:id="list2450916788234958132" text:style-name="L2">
              <text:list-item>
                <text:p text:style-name="P9">По умолчанию блок формирует <text:span text:style-name="T8">скалярный</text:span> выходной сигнал.</text:p>
              </text:list-item>
              <text:list-item>
                <text:p text:style-name="P9"><text:span text:style-name="T4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4(t)</dc:title>
    <dc:date>2012-03-30T13:05:42.03</dc:date>
    <meta:generator>OpenOffice_Beta/4.1.0$Win32 OpenOffice.org_project/410m14$Build-9760</meta:generator>
    <meta:editing-duration>PT6H36M43S</meta:editing-duration>
    <meta:editing-cycles>151</meta:editing-cycles>
    <meta:document-statistic meta:table-count="1" meta:image-count="2" meta:object-count="8" meta:page-count="1" meta:paragraph-count="18" meta:word-count="92" meta:character-count="61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i mathvariant="italic">если</mi>
                    <mi/>
                    <mrow>
                      <mi>t</mi>
                      <mo stretchy="false">&l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t</mi>
                      <mo stretchy="false">≥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 Y_{0,i}, ~ если ~ t &lt; T_{0,i}, #
alignl  u_i(t), ~ если ~ t &gt;= T_{0,i};
}  right none
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